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c40" officeooo:paragraph-rsid="00070c40"/>
    </style:style>
    <style:style style:name="P2" style:family="paragraph" style:parent-style-name="Standard">
      <style:text-properties officeooo:rsid="0008f961" officeooo:paragraph-rsid="0008f961"/>
    </style:style>
    <style:style style:name="P3" style:family="paragraph" style:parent-style-name="Standard">
      <style:text-properties officeooo:rsid="00090a37" officeooo:paragraph-rsid="00090a37"/>
    </style:style>
    <style:style style:name="P4" style:family="paragraph" style:parent-style-name="Standard">
      <style:text-properties officeooo:rsid="00095eb7" officeooo:paragraph-rsid="00095eb7"/>
    </style:style>
    <style:style style:name="P5" style:family="paragraph" style:parent-style-name="Standard">
      <style:text-properties officeooo:rsid="000b0c70" officeooo:paragraph-rsid="000b0c70"/>
    </style:style>
    <style:style style:name="P6" style:family="paragraph" style:parent-style-name="Standard">
      <style:text-properties officeooo:rsid="000c59c9" officeooo:paragraph-rsid="000c59c9"/>
    </style:style>
    <style:style style:name="P7" style:family="paragraph" style:parent-style-name="Standard">
      <style:text-properties officeooo:rsid="000ddc39" officeooo:paragraph-rsid="000ddc39"/>
    </style:style>
    <style:style style:name="P8" style:family="paragraph" style:parent-style-name="Standard">
      <style:text-properties officeooo:rsid="000fdfd4" officeooo:paragraph-rsid="000fdfd4"/>
    </style:style>
    <style:style style:name="P9" style:family="paragraph" style:parent-style-name="Standard">
      <style:text-properties officeooo:rsid="000fdfd4" officeooo:paragraph-rsid="0010df19"/>
    </style:style>
    <style:style style:name="P10" style:family="paragraph" style:parent-style-name="Standard">
      <style:text-properties officeooo:rsid="0010df19" officeooo:paragraph-rsid="0010df19"/>
    </style:style>
    <style:style style:name="P11" style:family="paragraph" style:parent-style-name="Standard">
      <style:text-properties officeooo:rsid="0012d443" officeooo:paragraph-rsid="0012d443"/>
    </style:style>
    <style:style style:name="P12" style:family="paragraph" style:parent-style-name="Standard">
      <style:text-properties officeooo:rsid="0012d443" officeooo:paragraph-rsid="0018f39b"/>
    </style:style>
    <style:style style:name="P13" style:family="paragraph" style:parent-style-name="Standard">
      <style:text-properties officeooo:rsid="0014a194" officeooo:paragraph-rsid="0014a194"/>
    </style:style>
    <style:style style:name="P14" style:family="paragraph" style:parent-style-name="Standard">
      <style:text-properties officeooo:rsid="0016e8af" officeooo:paragraph-rsid="0016e8af"/>
    </style:style>
    <style:style style:name="P15" style:family="paragraph" style:parent-style-name="Standard">
      <style:text-properties officeooo:rsid="00184dcf" officeooo:paragraph-rsid="00184dcf"/>
    </style:style>
    <style:style style:name="P16" style:family="paragraph" style:parent-style-name="Standard">
      <style:text-properties officeooo:rsid="0018f39b" officeooo:paragraph-rsid="0018f39b"/>
    </style:style>
    <style:style style:name="P17" style:family="paragraph" style:parent-style-name="Standard">
      <style:text-properties officeooo:rsid="0018f39b" officeooo:paragraph-rsid="001c7ecf"/>
    </style:style>
    <style:style style:name="P18" style:family="paragraph" style:parent-style-name="Standard">
      <style:text-properties officeooo:rsid="001913f5" officeooo:paragraph-rsid="001913f5"/>
    </style:style>
    <style:style style:name="P19" style:family="paragraph" style:parent-style-name="Standard">
      <style:text-properties officeooo:rsid="00193795" officeooo:paragraph-rsid="00193795"/>
    </style:style>
    <style:style style:name="P20" style:family="paragraph" style:parent-style-name="Standard">
      <style:text-properties officeooo:rsid="00196c3e" officeooo:paragraph-rsid="00196c3e"/>
    </style:style>
    <style:style style:name="P21" style:family="paragraph" style:parent-style-name="Standard">
      <style:text-properties officeooo:rsid="001b0f51" officeooo:paragraph-rsid="001b0f51"/>
    </style:style>
    <style:style style:name="P22" style:family="paragraph" style:parent-style-name="Standard">
      <style:text-properties officeooo:rsid="001b37d5" officeooo:paragraph-rsid="001b37d5"/>
    </style:style>
    <style:style style:name="P23" style:family="paragraph" style:parent-style-name="Standard">
      <style:text-properties officeooo:rsid="001b8118" officeooo:paragraph-rsid="001b8118"/>
    </style:style>
    <style:style style:name="P24" style:family="paragraph" style:parent-style-name="Standard">
      <style:text-properties officeooo:rsid="001e95cb" officeooo:paragraph-rsid="001e95cb"/>
    </style:style>
    <style:style style:name="T1" style:family="text">
      <style:text-properties officeooo:rsid="00090a37"/>
    </style:style>
    <style:style style:name="T2" style:family="text">
      <style:text-properties officeooo:rsid="00095eb7"/>
    </style:style>
    <style:style style:name="T3" style:family="text">
      <style:text-properties officeooo:rsid="000b0c70"/>
    </style:style>
    <style:style style:name="T4" style:family="text">
      <style:text-properties officeooo:rsid="000ddc39"/>
    </style:style>
    <style:style style:name="T5" style:family="text">
      <style:text-properties officeooo:rsid="0010df19"/>
    </style:style>
    <style:style style:name="T6" style:family="text">
      <style:text-properties officeooo:rsid="0016175b"/>
    </style:style>
    <style:style style:name="T7" style:family="text">
      <style:text-properties officeooo:rsid="001c7e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wser</text:p>
      <text:p text:style-name="P5">site : Can I Use</text:p>
      <text:p text:style-name="P6">developpez.com</text:p>
      <text:p text:style-name="P6">veille techno : la ferme du web =&gt; !!!!! la veille twitter !!!</text:p>
      <text:p text:style-name="P1">html5 mobile pour voir si notre site va fonctionner sur mobile</text:p>
      <text:p text:style-name="P1">scop = définit dans quelle partie du code tu vas travailler</text:p>
      <text:p text:style-name="P1">es6 = éléments pour être plus précis en js</text:p>
      <text:p text:style-name="P1">en js un bloc = ce qui se trouve entre { }</text:p>
      <text:p text:style-name="P2">inner.HTML : indique ce qui doit être affiché (variable, valeur, string) // <text:span text:style-name="T1">inner.TEXT : affiche le texte brut sans html</text:span></text:p>
      <text:p text:style-name="P2"/>
      <text:p text:style-name="P2">Ecrire les fonctions plus proprement</text:p>
      <text:p text:style-name="P2"/>
      <text:p text:style-name="P2">element.addEventListener(‘onclick’)</text:p>
      <text:p text:style-name="P2"/>
      <text:p text:style-name="P2">! !!!!<text:span text:style-name="T1">pour l’indentation : mettre 4 espaces et NON une tabulation !!!!!!</text:span></text:p>
      <text:p text:style-name="P2"/>
      <text:p text:style-name="P3">factorielle(4) = 4*3*2*1 = 24 <text:s text:c="3"/>⇒ <text:span text:style-name="T2">créer une fonction qui calcule cette factorielle // pas besoin de compteur car récursive.</text:span></text:p>
      <text:p text:style-name="P4">//Fonctions récursives : définir un point d’arrêt</text:p>
      <text:p text:style-name="P4">function factorielle (nombre){</text:p>
      <text:p text:style-name="P4"><text:tab/>if (nombre ==1){</text:p>
      <text:p text:style-name="P4"><text:tab/><text:tab/>return 1 ;</text:p>
      <text:p text:style-name="P4"><text:tab/>} else {</text:p>
      <text:p text:style-name="P4"><text:tab/><text:tab/>return nombre * factorielle(nombre – 1) ;</text:p>
      <text:p text:style-name="P4"><text:tab/>}</text:p>
      <text:p text:style-name="P4">}</text:p>
      <text:p text:style-name="P4"/>
      <text:p text:style-name="P4">console.log(factorielle(4)) ;</text:p>
      <text:p text:style-name="P4"/>
      <text:p text:style-name="P5">Retrun permet de sortir de la fonction et de récupérer le résultat, console.log entre autres</text:p>
      <text:p text:style-name="P4"/>
      <text:p text:style-name="P4"/>
      <text:p text:style-name="P4">//<text:span text:style-name="T3">function(3) = 3*3 + 2*2 + 1*1</text:span></text:p>
      <text:p text:style-name="P4"/>
      <text:p text:style-name="P5">function(nombre){</text:p>
      <text:p text:style-name="P5"><text:tab/>i<text:span text:style-name="T4">f (nombre ==1) {</text:span></text:p>
      <text:p text:style-name="P5"><text:tab/><text:tab/><text:span text:style-name="T4">return 1 ;</text:span></text:p>
      <text:p text:style-name="P7"><text:tab/>} else {</text:p>
      <text:p text:style-name="P5"><text:tab/><text:tab/><text:span text:style-name="T4">return nombre * nombre + fonction(nombre -1) ;</text:span></text:p>
      <text:p text:style-name="P5"><text:tab/><text:span text:style-name="T4">}</text:span></text:p>
      <text:p text:style-name="P5"/>
      <text:p text:style-name="P5"/>
      <text:p text:style-name="P8">FONCTIONS RÉCURSIVES</text:p>
      <text:p text:style-name="P8">.pop() = sort la dernière valeur du tableau</text:p>
      <text:p text:style-name="P8"><text:tab/>ex : [1,2,3]</text:p>
      <text:p text:style-name="P8"><text:tab/>pop() =&gt; [&amp;,2]</text:p>
      <text:p text:style-name="P8"><text:tab/>pop() =&gt; [1]</text:p>
      <text:p text:style-name="P8"/>
      <text:p text:style-name="P8">function sum_recursive(tab) {</text:p>
      <text:p text:style-name="P8">if (tab.length == 1) {</text:p>
      <text:p text:style-name="P10">return tab.length}</text:p>
      <text:p text:style-name="P10"><text:soft-page-break/>else {</text:p>
      <text:p text:style-name="P10">return tab.length + sum_recursive(tab) ;</text:p>
      <text:p text:style-name="P8">}</text:p>
      <text:p text:style-name="P10">}</text:p>
      <text:p text:style-name="P8"/>
      <text:p text:style-name="P8">.shift() = sort le premier élément du tableau</text:p>
      <text:p text:style-name="P9"><text:span text:style-name="T5">f</text:span>unction <text:span text:style-name="T5">color</text:span>(tab) {</text:p>
      <text:p text:style-name="P9">if (tab.<text:span text:style-name="T5">shift</text:span> == 1) {</text:p>
      <text:p text:style-name="P10">return tab.length}</text:p>
      <text:p text:style-name="P10">else {</text:p>
      <text:p text:style-name="P10">return tab.shift() + color(tab) ;</text:p>
      <text:p text:style-name="P9">}</text:p>
      <text:p text:style-name="P10">}</text:p>
      <text:p text:style-name="P8"/>
      <text:p text:style-name="P10">console.log(color(tab)) ;</text:p>
      <text:p text:style-name="P8"/>
      <text:p text:style-name="P8">.<text:span text:style-name="T5">sort() = pour trier dans l’ordre les éléments du tableau</text:span></text:p>
      <text:p text:style-name="P8"/>
      <text:p text:style-name="P11">×××××××××××××××××××××××××××××××××××××××××××××××××××××××××××××××××××××××</text:p>
      <text:p text:style-name="P8"/>
      <text:p text:style-name="P11">scop : fonctions, boucles…</text:p>
      <text:p text:style-name="P11"/>
      <text:p text:style-name="P11">let : pour modifier la variable</text:p>
      <text:p text:style-name="P11">cont : on ne peut pas modifier la variable</text:p>
      <text:p text:style-name="P11"/>
      <text:p text:style-name="P11">« $ + variable » = langage php</text:p>
      <text:p text:style-name="P11"/>
      <text:p text:style-name="P13">csv</text:p>
      <text:p text:style-name="P13"/>
      <text:p text:style-name="P13">!!!!!!!! <text:s text:c="2"/>pise.info/alogo/introduction.htm !!!!!!!!!</text:p>
      <text:p text:style-name="P13"/>
      <text:p text:style-name="P13">!!!!!! <text:span text:style-name="T6">RECURSIVITE !!!!!!</text:span></text:p>
      <text:p text:style-name="P13"/>
      <text:p text:style-name="P14">ES6 !!!!!</text:p>
      <text:p text:style-name="P14">framworf js :</text:p>
      <text:p text:style-name="P14">angular, react, node js</text:p>
      <text:p text:style-name="P14"/>
      <text:p text:style-name="P15">//console.log(document.getElementById('test'));</text:p>
      <text:p text:style-name="P15">console.log(Selector('test'));</text:p>
      <text:p text:style-name="P15"/>
      <text:p text:style-name="P15">function Selector(id) {</text:p>
      <text:p text:style-name="P15"><text:tab/>return document.getElementById(id);</text:p>
      <text:p text:style-name="P15">}</text:p>
      <text:p text:style-name="P15">//factorielle (5) = 5x4X3x2x1</text:p>
      <text:p text:style-name="P15"/>
      <text:p text:style-name="P15">function factorielle (nombre){</text:p>
      <text:p text:style-name="P15"><text:tab/>var count = 1;</text:p>
      <text:p text:style-name="P15"><text:s text:c="2"/>for (i = nombre; i&gt;=1; i--){</text:p>
      <text:p text:style-name="P15"><text:s text:c="2"/><text:tab/>count *= nombre;</text:p>
      <text:p text:style-name="P15"><text:s text:c="4"/>//count = count*nombre</text:p>
      <text:p text:style-name="P15"><text:s text:c="2"/>}</text:p>
      <text:p text:style-name="P15"><text:s text:c="2"/>return count;</text:p>
      <text:p text:style-name="P15"><text:soft-page-break/>}</text:p>
      <text:p text:style-name="P15">1x5x4x3x2x1</text:p>
      <text:p text:style-name="P15"/>
      <text:p text:style-name="P15">function factorielle(nombre) {</text:p>
      <text:p text:style-name="P15"><text:tab/>if (nombre &lt;= 1){</text:p>
      <text:p text:style-name="P15"><text:s text:c="2"/><text:tab/>return 1;</text:p>
      <text:p text:style-name="P15"><text:s text:c="2"/>}</text:p>
      <text:p text:style-name="P15"><text:s text:c="2"/>else{</text:p>
      <text:p text:style-name="P15"><text:s text:c="2"/><text:tab/>return nombre*factorielle(nombre-1);</text:p>
      <text:p text:style-name="P15"><text:s text:c="2"/>}</text:p>
      <text:p text:style-name="P15">}</text:p>
      <text:p text:style-name="P15"/>
      <text:p text:style-name="P12">×××××××××××××××××××××××××××××××××××××××××××××××××××××××××××××××××××××××</text:p>
      <text:p text:style-name="P15"/>
      <text:p text:style-name="P16">EXERCICE MARVEL TABMO</text:p>
      <text:p text:style-name="P16"/>
      <text:p text:style-name="P16">gulp = compile tout ce qui est JS, dernières dépendance, et permet de lancer le projet en local</text:p>
      <text:p text:style-name="P17">npm</text:p>
      <text:p text:style-name="P17"><text:span text:style-name="T7">yeoman</text:span> } gestionnaires de paquets</text:p>
      <text:p text:style-name="P16"/>
      <text:p text:style-name="P16">1. installer npm</text:p>
      <text:p text:style-name="P16">2. initialiser le projet</text:p>
      <text:p text:style-name="P16"/>
      <text:p text:style-name="P18">angular : tout ce page en one page, sur une seule page HTML</text:p>
      <text:p text:style-name="P18">ng-view =&gt; tous les éléments appelés vont s’afficher dans cette div</text:p>
      <text:p text:style-name="P18"/>
      <text:p text:style-name="P19">parties du projet :</text:p>
      <text:p text:style-name="P19">1. la liste</text:p>
      <text:p text:style-name="P19">2. l’affichage (HTML)</text:p>
      <text:p text:style-name="P19">Chaque page est un composant</text:p>
      <text:p text:style-name="P19"/>
      <text:p text:style-name="P19">$HTTP = appel au serveur Angular ; methode : GET ; pagination ; </text:p>
      <text:p text:style-name="P19"/>
      <text:p text:style-name="P19">Annalyser les requete d’un API : Network de la console.</text:p>
      <text:p text:style-name="P19"/>
      <text:p text:style-name="P20">Ng-repeat = permet de faire une boucle sur un objet</text:p>
      <text:p text:style-name="P20"/>
      <text:p text:style-name="P21">Il n’y a que 3 vues :</text:p>
      <text:p text:style-name="P21">1 page pour la présentation générale, 1 page pour la description d’un comics, 1 page pour plus d’infos</text:p>
      <text:p text:style-name="P21"/>
      <text:p text:style-name="P21">Model MVC= model view controler</text:p>
      <text:p text:style-name="P21">model :appel le service au data =&gt; tri infos, appel au serveur l’ensemble des fonctions qui travaillent sur le serveur</text:p>
      <text:p text:style-name="P21">view : affiche le JSON ne modifie pas la data</text:p>
      <text:p text:style-name="P21">controler : fait ref le html à la bonne méthode du service</text:p>
      <text:p text:style-name="P21"/>
      <text:p text:style-name="P22">VM = View Model (spécifique à Angular)</text:p>
      <text:p text:style-name="P22"/>
      <text:p text:style-name="P22">Pagination !!!!</text:p>
      <text:p text:style-name="P22"/>
      <text:p text:style-name="P23">route.js ?</text:p>
      <text:p text:style-name="P23"><text:soft-page-break/></text:p>
      <text:p text:style-name="P24">Markaly = faire bouger le code tout seul</text:p>
      <text:p text:style-name="P24">es6 = nouvelle version de 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14:08.919151038</meta:creation-date>
    <dc:date>2017-02-17T13:49:50.231017208</dc:date>
    <meta:editing-duration>PT4H18M56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4" meta:paragraph-count="113" meta:word-count="569" meta:character-count="3460" meta:non-whitespace-character-count="2953"/>
  </office:meta>
</office:document-meta>
</file>